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034cm" fo:margin-left="-1.157cm" table:align="left"/>
    </style:style>
    <style:style style:name="Table1.A" style:family="table-column">
      <style:table-column-properties style:column-width="6.101cm"/>
    </style:style>
    <style:style style:name="Table1.B" style:family="table-column">
      <style:table-column-properties style:column-width="6.384cm"/>
    </style:style>
    <style:style style:name="Table1.C" style:family="table-column">
      <style:table-column-properties style:column-width="6.5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223cm" fo:margin-left="-1.222cm" table:align="left"/>
    </style:style>
    <style:style style:name="Table2.A" style:family="table-column">
      <style:table-column-properties style:column-width="6.895cm"/>
    </style:style>
    <style:style style:name="Table2.B" style:family="table-column">
      <style:table-column-properties style:column-width="5.657cm"/>
    </style:style>
    <style:style style:name="Table2.C" style:family="table-column">
      <style:table-column-properties style:column-width="5.67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223cm" fo:margin-left="-1.222cm" table:align="left"/>
    </style:style>
    <style:style style:name="Table3.A" style:family="table-column">
      <style:table-column-properties style:column-width="6.895cm"/>
    </style:style>
    <style:style style:name="Table3.B" style:family="table-column">
      <style:table-column-properties style:column-width="5.657cm"/>
    </style:style>
    <style:style style:name="Table3.C" style:family="table-column">
      <style:table-column-properties style:column-width="5.67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.399cm" fo:margin-left="-0.106cm" fo:margin-top="0cm" fo:margin-bottom="0cm" table:align="left"/>
    </style:style>
    <style:style style:name="Table6.A" style:family="table-column">
      <style:table-column-properties style:column-width="3.193cm"/>
    </style:style>
    <style:style style:name="Table6.B" style:family="table-column">
      <style:table-column-properties style:column-width="0.908cm"/>
    </style:style>
    <style:style style:name="Table6.C" style:family="table-column">
      <style:table-column-properties style:column-width="0.993cm"/>
    </style:style>
    <style:style style:name="Table6.D" style:family="table-column">
      <style:table-column-properties style:column-width="1.305cm"/>
    </style:style>
    <style:style style:name="Table6.1" style:family="table-row">
      <style:table-row-properties style:min-row-height="0.529cm"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D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0999bd" officeooo:paragraph-rsid="001c9ee4"/>
    </style:style>
    <style:style style:name="P2" style:family="paragraph" style:parent-style-name="Standard">
      <style:text-properties officeooo:rsid="000b1b55" officeooo:paragraph-rsid="000b1b55"/>
    </style:style>
    <style:style style:name="P3" style:family="paragraph" style:parent-style-name="Standard">
      <style:text-properties officeooo:rsid="000b1b55" officeooo:paragraph-rsid="001c9ee4"/>
    </style:style>
    <style:style style:name="P4" style:family="paragraph" style:parent-style-name="Standard">
      <style:text-properties officeooo:rsid="000e8d71" officeooo:paragraph-rsid="001c9ee4"/>
    </style:style>
    <style:style style:name="P5" style:family="paragraph" style:parent-style-name="Standard">
      <style:text-properties officeooo:rsid="001888ab" officeooo:paragraph-rsid="001c9ee4"/>
    </style:style>
    <style:style style:name="P6" style:family="paragraph" style:parent-style-name="Standard">
      <style:text-properties officeooo:rsid="001bc2a9" officeooo:paragraph-rsid="001c9ee4"/>
    </style:style>
    <style:style style:name="P7" style:family="paragraph" style:parent-style-name="Standard">
      <style:text-properties officeooo:rsid="001d4829" officeooo:paragraph-rsid="001d4829"/>
    </style:style>
    <style:style style:name="P8" style:family="paragraph" style:parent-style-name="Standard">
      <style:text-properties officeooo:rsid="0025bb5a" officeooo:paragraph-rsid="0025bb5a"/>
    </style:style>
    <style:style style:name="P9" style:family="paragraph" style:parent-style-name="Standard">
      <style:text-properties officeooo:rsid="0029916c" officeooo:paragraph-rsid="002ae5a3"/>
    </style:style>
    <style:style style:name="P10" style:family="paragraph" style:parent-style-name="Standard">
      <style:text-properties officeooo:rsid="002ae5a3" officeooo:paragraph-rsid="002ae5a3"/>
    </style:style>
    <style:style style:name="P11" style:family="paragraph" style:parent-style-name="Standard">
      <style:paragraph-properties fo:text-align="start" style:justify-single-word="false">
        <style:tab-stops/>
      </style:paragraph-properties>
    </style:style>
    <style:style style:name="P12" style:family="paragraph" style:parent-style-name="Standard">
      <style:paragraph-properties fo:text-align="end" style:justify-single-word="false">
        <style:tab-stops/>
      </style:paragraph-properties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2cab02" officeooo:paragraph-rsid="002cab02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officeooo:rsid="002cab02" officeooo:paragraph-rsid="002cab02"/>
    </style:style>
    <style:style style:name="P15" style:family="paragraph" style:parent-style-name="Table_20_Contents">
      <style:text-properties officeooo:rsid="000f95dc" officeooo:paragraph-rsid="001c9ee4"/>
    </style:style>
    <style:style style:name="P16" style:family="paragraph" style:parent-style-name="Table_20_Contents">
      <style:text-properties officeooo:rsid="000f95dc" officeooo:paragraph-rsid="001d749e"/>
    </style:style>
    <style:style style:name="P17" style:family="paragraph" style:parent-style-name="Table_20_Contents">
      <style:text-properties officeooo:rsid="00111ddc" officeooo:paragraph-rsid="001c9ee4"/>
    </style:style>
    <style:style style:name="P18" style:family="paragraph" style:parent-style-name="Table_20_Contents">
      <style:text-properties officeooo:rsid="00123b79" officeooo:paragraph-rsid="001c9ee4"/>
    </style:style>
    <style:style style:name="P19" style:family="paragraph" style:parent-style-name="Table_20_Contents">
      <style:text-properties officeooo:rsid="0013e73b" officeooo:paragraph-rsid="001c9ee4"/>
    </style:style>
    <style:style style:name="P20" style:family="paragraph" style:parent-style-name="Table_20_Contents">
      <style:text-properties officeooo:rsid="0014af9d" officeooo:paragraph-rsid="001c9ee4"/>
    </style:style>
    <style:style style:name="P21" style:family="paragraph" style:parent-style-name="Table_20_Contents">
      <style:text-properties officeooo:rsid="001644e3" officeooo:paragraph-rsid="001c9ee4"/>
    </style:style>
    <style:style style:name="P22" style:family="paragraph" style:parent-style-name="Table_20_Contents">
      <style:text-properties officeooo:rsid="001d4829" officeooo:paragraph-rsid="001d4829"/>
    </style:style>
    <style:style style:name="P23" style:family="paragraph" style:parent-style-name="Table_20_Contents">
      <style:text-properties officeooo:rsid="001df0c3" officeooo:paragraph-rsid="001df0c3"/>
    </style:style>
    <style:style style:name="P24" style:family="paragraph" style:parent-style-name="Table_20_Contents">
      <style:text-properties officeooo:rsid="001fc911" officeooo:paragraph-rsid="001fc911"/>
    </style:style>
    <style:style style:name="P25" style:family="paragraph" style:parent-style-name="Table_20_Contents">
      <style:text-properties officeooo:rsid="00211f35" officeooo:paragraph-rsid="00211f35"/>
    </style:style>
    <style:style style:name="P26" style:family="paragraph" style:parent-style-name="Table_20_Contents">
      <style:text-properties officeooo:rsid="0022d851" officeooo:paragraph-rsid="0022d851"/>
    </style:style>
    <style:style style:name="P27" style:family="paragraph" style:parent-style-name="Table_20_Contents">
      <style:text-properties officeooo:rsid="0022d851" officeooo:paragraph-rsid="0025bb5a"/>
    </style:style>
    <style:style style:name="P28" style:family="paragraph" style:parent-style-name="Table_20_Contents">
      <style:text-properties officeooo:rsid="0023df04" officeooo:paragraph-rsid="0023df04"/>
    </style:style>
    <style:style style:name="P29" style:family="paragraph" style:parent-style-name="Table_20_Contents">
      <style:text-properties officeooo:rsid="0025bb5a" officeooo:paragraph-rsid="0025bb5a"/>
    </style:style>
    <style:style style:name="P30" style:family="paragraph" style:parent-style-name="Table_20_Contents">
      <style:text-properties officeooo:rsid="00282b4c" officeooo:paragraph-rsid="00282b4c"/>
    </style:style>
    <style:style style:name="P31" style:family="paragraph" style:parent-style-name="Standard">
      <style:text-properties officeooo:rsid="002ae5a3" officeooo:paragraph-rsid="002ae5a3"/>
    </style:style>
    <style:style style:name="P32" style:family="paragraph" style:parent-style-name="Standard">
      <style:paragraph-properties fo:text-align="end" style:justify-single-word="false">
        <style:tab-stops/>
      </style:paragraph-properties>
      <style:text-properties officeooo:rsid="0035b8a0" officeooo:paragraph-rsid="0035b8a0"/>
    </style:style>
    <style:style style:name="P33" style:family="paragraph" style:parent-style-name="Standard">
      <style:paragraph-properties fo:text-align="end" style:justify-single-word="false">
        <style:tab-stops/>
      </style:paragraph-properties>
      <style:text-properties officeooo:rsid="002cab02" officeooo:paragraph-rsid="002cab02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officeooo:rsid="0036a8cd" officeooo:paragraph-rsid="0036a8cd"/>
    </style:style>
    <style:style style:name="P35" style:family="paragraph" style:parent-style-name="Table_20_Contents">
      <style:text-properties officeooo:rsid="0025bb5a" officeooo:paragraph-rsid="0025bb5a"/>
    </style:style>
    <style:style style:name="P36" style:family="paragraph" style:parent-style-name="Table_20_Contents">
      <style:text-properties officeooo:rsid="00282b4c" officeooo:paragraph-rsid="00282b4c"/>
    </style:style>
    <style:style style:name="P37" style:family="paragraph" style:parent-style-name="Table_20_Contents">
      <style:text-properties officeooo:rsid="002fd934" officeooo:paragraph-rsid="002fd934"/>
    </style:style>
    <style:style style:name="P38" style:family="paragraph" style:parent-style-name="Table_20_Contents">
      <style:text-properties officeooo:rsid="0031704f" officeooo:paragraph-rsid="0031704f"/>
    </style:style>
    <style:style style:name="P39" style:family="paragraph" style:parent-style-name="Table_20_Contents">
      <style:text-properties officeooo:rsid="001d4829" officeooo:paragraph-rsid="001d4829"/>
    </style:style>
    <style:style style:name="P40" style:family="paragraph" style:parent-style-name="Table_20_Contents">
      <style:text-properties officeooo:rsid="00123b79" officeooo:paragraph-rsid="0032c3ae"/>
    </style:style>
    <style:style style:name="T1" style:family="text">
      <style:text-properties style:text-position="super 58%"/>
    </style:style>
    <style:style style:name="T2" style:family="text">
      <style:text-properties officeooo:rsid="000e8d71"/>
    </style:style>
    <style:style style:name="T3" style:family="text">
      <style:text-properties officeooo:rsid="000f95dc"/>
    </style:style>
    <style:style style:name="T4" style:family="text">
      <style:text-properties officeooo:rsid="0017da26"/>
    </style:style>
    <style:style style:name="T5" style:family="text">
      <style:text-properties officeooo:rsid="0019e6d0"/>
    </style:style>
    <style:style style:name="T6" style:family="text">
      <style:text-properties officeooo:rsid="0029916c"/>
    </style:style>
    <style:style style:name="T7" style:family="text">
      <style:text-properties officeooo:rsid="002fd934"/>
    </style:style>
    <style:style style:name="T8" style:family="text">
      <style:text-properties officeooo:rsid="0031704f"/>
    </style:style>
    <style:style style:name="T9" style:family="text">
      <style:text-properties officeooo:rsid="0036a8c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ureka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Rohan C Robin</text:p>
            <text:p text:style-name="P5"><text:span text:style-name="T5">C/o </text:span>Robin <text:s/><text:span text:style-name="T8">C</text:span>Thomas</text:p>
            <text:p text:style-name="P1">Chembakasseril House</text:p>
            <text:p text:style-name="P1">Vilakkumad<text:span text:style-name="T8">o</text:span>m</text:p>
            <text:p text:style-name="P1">Poovarani PO - <text:span text:style-name="T2">686577</text:span></text:p>
            <text:p text:style-name="P1">Palai, <text:span text:style-name="T2">Kottayam</text:span></text:p>
            <text:p text:style-name="P4">(Mob: 790 733 4084)</text:p>
          </table:table-cell>
          <table:table-cell table:style-name="Table1.A1" office:value-type="string">
            <text:p text:style-name="P3">Amika Agnes Allen</text:p>
            <text:p text:style-name="P6">C/O Allen Sebastian</text:p>
            <text:p text:style-name="P3">Kunnel House</text:p>
            <text:p text:style-name="P3">Maruthorvattom PO</text:p>
            <text:p text:style-name="P3">11<text:span text:style-name="T1">th</text:span> Mile</text:p>
            <text:p text:style-name="P3">Cherthala 688 539</text:p>
            <text:p text:style-name="P4">Alappuzha,(Mob: 790 733 4084)</text:p>
          </table:table-cell>
          <table:table-cell table:style-name="Table1.C1" office:value-type="string">
            <text:p text:style-name="P15">Sumitha Balakrishnan</text:p>
            <text:p text:style-name="P15">Krishnendhu, KRA 154</text:p>
            <text:p text:style-name="P15">Desom West, Aluva</text:p>
            <text:p text:style-name="P15">Ernakulam</text:p>
            <text:p text:style-name="P15">(Mob: 999 522 6671)</text:p>
            <text:p text:style-name="P15"><text:a xlink:type="simple" xlink:href="mailto:pramodgmenon@gmail.com" text:style-name="Internet_20_link" text:visited-style-name="Visited_20_Internet_20_Link">pramodgmenon@gmail.com</text:a></text:p>
          </table:table-cell>
        </table:table-row>
        <table:table-row>
          <table:table-cell table:style-name="Table1.A2" office:value-type="string">
            <text:p text:style-name="P15">Ananya Prabath</text:p>
            <text:p text:style-name="P15">Prabath</text:p>
            <text:p text:style-name="P15">KRWA 54,</text:p>
            <text:p text:style-name="P15">Poopete(H), Felix Road End</text:p>
            <text:p text:style-name="P15">Thammanam-682 032</text:p>
            <text:p text:style-name="P15">Ernakulam</text:p>
            <text:p text:style-name="P15">(Mob: 9895414726)</text:p>
          </table:table-cell>
          <table:table-cell table:style-name="Table1.A2" office:value-type="string">
            <text:p text:style-name="P15">Vyga Suresh</text:p>
            <text:p text:style-name="P15">C/O Suresh</text:p>
            <text:p text:style-name="P15">Thannikkapilly(H)</text:p>
            <text:p text:style-name="P15">Kuthappady,Thammanam PO</text:p>
            <text:p text:style-name="P15">Ernakulam-682 032</text:p>
            <text:p text:style-name="P15">(Mob:90<text:span text:style-name="T4">7</text:span>4366848</text:p>
            <text:p text:style-name="P15">9895112533)</text:p>
          </table:table-cell>
          <table:table-cell table:style-name="Table1.C2" office:value-type="string">
            <text:p text:style-name="P17">Giana Maria Sojan</text:p>
            <text:p text:style-name="P17">C/o Sojan</text:p>
            <text:p text:style-name="P17">Nariakkattu(H)</text:p>
            <text:p text:style-name="P17">Mundepilly Enclave</text:p>
            <text:p text:style-name="P17">Near Riyan Studio</text:p>
            <text:p text:style-name="P17">Thammanam - 682 032</text:p>
            <text:p text:style-name="P17">Ernakulam,(Mob: 9895112533)</text:p>
          </table:table-cell>
        </table:table-row>
        <table:table-row>
          <table:table-cell table:style-name="Table1.A2" office:value-type="string">
            <text:p text:style-name="P18">Niya Praveen</text:p>
            <text:p text:style-name="P18">C/o Praveen Kumar K</text:p>
            <text:p text:style-name="P18">Kuthappady Parambu</text:p>
            <text:p text:style-name="P18">Nalanda Public School Road</text:p>
            <text:p text:style-name="P18">Thammanam PO-682 032</text:p>
            <text:p text:style-name="P18">Ernakulam</text:p>
            <text:p text:style-name="P18">956215 7221, <text:span text:style-name="T3">9895112533</text:span></text:p>
            <text:p text:style-name="P21">bijithapravin2@gmail.com</text:p>
          </table:table-cell>
          <table:table-cell table:style-name="Table1.A2" office:value-type="string">
            <text:p text:style-name="P19">Niya Rashi</text:p>
            <text:p text:style-name="P19">C/o Rasheed AM</text:p>
            <text:p text:style-name="P19">Mundempilly Enclave</text:p>
            <text:p text:style-name="P19">Nalanda Public School Road</text:p>
            <text:p text:style-name="P19">Kuthappady PO 682032</text:p>
            <text:p text:style-name="P19">Thammanam, Ernakulam</text:p>
            <text:p text:style-name="P19">9072879258, <text:span text:style-name="T3">9895112533</text:span></text:p>
            <text:p text:style-name="P20">reenarashi123@gmail.com</text:p>
          </table:table-cell>
          <table:table-cell table:style-name="Table1.C2" office:value-type="string">
            <text:p text:style-name="P28">Syamala Devi Amma</text:p>
            <text:p text:style-name="P26">Suvas</text:p>
            <text:p text:style-name="P26">Puthiya Road</text:p>
            <text:p text:style-name="P26">Thammanam PO</text:p>
            <text:p text:style-name="P26">Kochi 682 032</text:p>
          </table:table-cell>
        </table:table-row>
        <table:table-row>
          <table:table-cell table:style-name="Table1.A2" office:value-type="string">
            <text:p text:style-name="P30">Janaki <text:span text:style-name="T7">V Nair</text:span></text:p>
            <text:p text:style-name="P37">D/o Venu V K</text:p>
            <text:p text:style-name="P37">Vallikunnath</text:p>
            <text:p text:style-name="P37">Kanjiramattom <text:span text:style-name="T8">682 315</text:span></text:p>
            <text:p text:style-name="P38">8547 944691</text:p>
            <text:p text:style-name="P38"><text:a xlink:type="simple" xlink:href="mailto:induvallikunnath@gmail.com" text:style-name="Internet_20_link" text:visited-style-name="Visited_20_Internet_20_Link">induvallikunnath@gmail.com</text:a></text:p>
            <text:p text:style-name="P37"/>
          </table:table-cell>
          <table:table-cell table:style-name="Table1.A2" office:value-type="string">
            <text:p text:style-name="P30"/>
          </table:table-cell>
          <table:table-cell table:style-name="Table1.C2" office:value-type="string">
            <text:p text:style-name="P28"/>
          </table:table-cell>
        </table:table-row>
      </table:table>
      <text:p text:style-name="P1"/>
      <text:p text:style-name="P7">Sasthragathi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>Sebastian T J</text:p>
            <text:p text:style-name="P22">Thannikkappilly(H)</text:p>
            <text:p text:style-name="P22">Kuthappady </text:p>
            <text:p text:style-name="P22">Thammanam PO</text:p>
            <text:p text:style-name="P22">Ernakulam 682 032</text:p>
            <text:p text:style-name="P40"><text:span text:style-name="T3">9895112533</text:span></text:p>
          </table:table-cell>
          <table:table-cell table:style-name="Table2.A1" office:value-type="string">
            <text:p text:style-name="P16">Sumitha Balakrishnan</text:p>
            <text:p text:style-name="P16">Krishnendhu, KRA 154</text:p>
            <text:p text:style-name="P16">Desom West, Aluva</text:p>
            <text:p text:style-name="P16">Ernakulam</text:p>
            <text:p text:style-name="P16">(Mob: 999 522 6671)</text:p>
            <text:p text:style-name="P16"><text:a xlink:type="simple" xlink:href="mailto:pramodgmenon@gmail.com" text:style-name="Internet_20_link" text:visited-style-name="Visited_20_Internet_20_Link">pramodgmenon@gmail.com</text:a></text:p>
          </table:table-cell>
          <table:table-cell table:style-name="Table2.C1" office:value-type="string">
            <text:p text:style-name="P23">Benny Joseph</text:p>
            <text:p text:style-name="P23">Puthirickal House</text:p>
            <text:p text:style-name="P23">Vattamthitta Road</text:p>
            <text:p text:style-name="P23">Vennala</text:p>
            <text:p text:style-name="P23">(Mob: 94473 79788)</text:p>
          </table:table-cell>
        </table:table-row>
        <table:table-row>
          <table:table-cell table:style-name="Table2.A2" office:value-type="string">
            <text:p text:style-name="P24">Raphel K J</text:p>
            <text:p text:style-name="P24">Kaniyampuram House</text:p>
            <text:p text:style-name="P24">Pipe Line Road</text:p>
            <text:p text:style-name="P24">Near Church Road End</text:p>
            <text:p text:style-name="P24">Palarivattom 682 025</text:p>
            <text:p text:style-name="P25">(Mob: 9061 466 396)</text:p>
            <text:p text:style-name="P23">(Mob: 94473 79788)</text:p>
          </table:table-cell>
          <table:table-cell table:style-name="Table2.A2" office:value-type="string">
            <text:p text:style-name="P26">Radha Balakrishnan</text:p>
            <text:p text:style-name="P26">Suvas</text:p>
            <text:p text:style-name="P26">Puthiya Road</text:p>
            <text:p text:style-name="P26">Thammanam PO</text:p>
            <text:p text:style-name="P27">Kochi 682 032</text:p>
            <text:p text:style-name="P29">9495965860</text:p>
          </table:table-cell>
          <table:table-cell table:style-name="Table2.C2" office:value-type="string">
            <text:p text:style-name="P38">Blassey George</text:p>
            <text:p text:style-name="P38">Noottipilly(H)</text:p>
            <text:p text:style-name="P38">PipeLine Road(Near Church Road),</text:p>
            <text:p text:style-name="P38">Palarivattom – 682 025</text:p>
            <text:p text:style-name="P38">Mob: 94473 79788</text:p>
          </table:table-cell>
        </table:table-row>
      </table:table>
      <text:p text:style-name="P8">Sasthakerala <text:span text:style-name="T6">1x200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9">Ammu Sujith</text:p>
            <text:p text:style-name="P29">Puthiya Road, Thammanam PO</text:p>
            <text:p text:style-name="P29">Ernakulam</text:p>
            <text:p text:style-name="P29">9495965860</text:p>
          </table:table-cell>
          <table:table-cell table:style-name="Table3.A1" office:value-type="string">
            <text:p text:style-name="Table_20_Contents"/>
          </table:table-cell>
          <table:table-cell table:style-name="Table3.C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8"><text:soft-page-break/></text:p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1">Sasthakerala</text:p>
          </table:table-cell>
          <table:table-cell table:style-name="Table6.A1" office:value-type="string">
            <text:p text:style-name="P12">1</text:p>
          </table:table-cell>
          <table:table-cell table:style-name="Table6.A1" office:value-type="string">
            <text:p text:style-name="P12">200</text:p>
          </table:table-cell>
          <table:table-cell table:style-name="Table6.A1" office:value-type="string">
            <text:p text:style-name="P12">200</text:p>
          </table:table-cell>
        </table:table-row>
        <table:table-row table:style-name="Table6.1">
          <table:table-cell table:style-name="Table6.A1" office:value-type="string">
            <text:p text:style-name="P11">Sasthragathi</text:p>
          </table:table-cell>
          <table:table-cell table:style-name="Table6.A1" office:value-type="string">
            <text:p text:style-name="P32">6</text:p>
          </table:table-cell>
          <table:table-cell table:style-name="Table6.A1" office:value-type="string">
            <text:p text:style-name="P12">200</text:p>
          </table:table-cell>
          <table:table-cell table:style-name="Table6.A1" office:value-type="string">
            <text:p text:style-name="P12">1<text:span text:style-name="T9">2</text:span>00</text:p>
          </table:table-cell>
        </table:table-row>
        <table:table-row table:style-name="Table6.1">
          <table:table-cell table:style-name="Table6.A1" office:value-type="string">
            <text:p text:style-name="P11">Eureka</text:p>
          </table:table-cell>
          <table:table-cell table:style-name="Table6.A1" office:value-type="string">
            <text:p text:style-name="P12">10</text:p>
          </table:table-cell>
          <table:table-cell table:style-name="Table6.A1" office:value-type="string">
            <text:p text:style-name="P12">300</text:p>
          </table:table-cell>
          <table:table-cell table:style-name="Table6.A1" office:value-type="string">
            <text:p text:style-name="P12">3000</text:p>
          </table:table-cell>
        </table:table-row>
        <table:table-row table:style-name="Table6.1"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P12"/>
          </table:table-cell>
        </table:table-row>
        <table:table-row table:style-name="Table6.1">
          <table:table-cell table:style-name="Table6.A1" office:value-type="string">
            <text:p text:style-name="P13">Membership</text:p>
          </table:table-cell>
          <table:table-cell table:style-name="Table6.A1" office:value-type="string">
            <text:p text:style-name="P14">33</text:p>
          </table:table-cell>
          <table:table-cell table:style-name="Table6.A1" office:value-type="string">
            <text:p text:style-name="P14">20</text:p>
          </table:table-cell>
          <table:table-cell table:style-name="Table6.A1" office:value-type="string">
            <text:p text:style-name="P14">660</text:p>
          </table:table-cell>
        </table:table-row>
        <table:table-row table:style-name="Table6.1">
          <table:table-cell table:style-name="Table6.A1" office:value-type="string">
            <text:p text:style-name="P34">Total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D7" table:formula="ooow:sum&lt;D1:D6&gt;" office:value-type="float" office:value="5060">
            <text:p text:style-name="P14">5060</text:p>
          </table:table-cell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9:39:34.783566792</meta:creation-date>
    <dc:date>2021-02-25T23:01:10.522186368</dc:date>
    <meta:editing-duration>PT1H51M42S</meta:editing-duration>
    <meta:editing-cycles>37</meta:editing-cycles>
    <meta:generator>LibreOffice/6.4.6.2$Linux_X86_64 LibreOffice_project/40$Build-2</meta:generator>
    <meta:document-statistic meta:table-count="4" meta:image-count="0" meta:object-count="0" meta:page-count="2" meta:paragraph-count="128" meta:word-count="269" meta:character-count="1845" meta:non-whitespace-character-count="1701"/>
  </office:meta>
</office:document-meta>
</file>